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3e7" officeooo:paragraph-rsid="00039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H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21:33:44.267502750</meta:creation-date>
    <dc:date>2020-11-18T21:34:08.391197827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0.2.2$Linux_X86_64 LibreOffice_project/00$Build-2</meta:generator>
  </office:meta>
</office:document-meta>
</file>